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 style:list-style-name="L1"/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urch turing thesis</text:p>
      <text:p text:style-name="Standard"><text:tab/>church- every calculable function can be done recursively</text:p>
      <text:p text:style-name="Standard"><text:tab/>turing- every function can be done with a turing machine</text:p>
      <text:p text:style-name="Standard"><text:tab/>church/turing- all formal models of computatoin are equally powerful</text:p>
      <text:p text:style-name="Standard"/>
      <text:p text:style-name="Standard">applicative order- replace bound variable with argument expression</text:p>
      <text:p text:style-name="Standard">((λs.λz.s λx.x) λy.z)</text:p>
      <text:p text:style-name="Standard"><text:tab/>call by value- input result of function</text:p>
      <text:p text:style-name="Standard"/>
      <text:p text:style-name="Standard">normal order- bound variables are replaced by unevaluated argument expression</text:p>
      <text:p text:style-name="Standard"><text:tab/>call by name- input raw function</text:p>
      <text:p text:style-name="Standard"><text:tab/><text:line-break/>church rosser therom</text:p>
      <text:p text:style-name="Standard"><text:tab/>1. if both evaluations orders of a function terminate, they have the same result</text:p>
      <text:list xml:id="list1114387053" text:style-name="L1">
        <text:list-item>
          <text:list>
            <text:list-item>
              <text:list>
                <text:list-item>
                  <text:p text:style-name="P2">If any evaluation order will terminate then normal order is guaranteed to terminate</text:p>
                </text:list-item>
              </text:list>
            </text:list-item>
          </text:list>
        </text:list-item>
      </text:list>
      <text:p text:style-name="Standard"/>
      <text:p text:style-name="Standard">paradoxical combinator- Y(f) = fY(f) / λf.(λs.(f (s s)) λs.f(f (s s)))</text:p>
      <text:p text:style-name="Standard"><text:tab/>-allows functions to be passed to lower levels of recursion</text:p>
      <text:p text:style-name="Standard"><text:tab/></text:p>
      <text:p text:style-name="Standard"/>
      <text:p text:style-name="Standard">true= select-first = λa.λb.a</text:p>
      <text:p text:style-name="Standard">false = select-second = λa.λb.b</text:p>
      <text:p text:style-name="Standard"><text:s text:c="2"/></text:p>
      <text:p text:style-name="Standard">if/then= λe1.λe2.λc.((c e1) e2)</text:p>
      <text:p text:style-name="Standard">not = λx.(((cond false) true) x)</text:p>
      <text:p text:style-name="Standard">and = λx.λy.((x y) false)</text:p>
      <text:p text:style-name="Standard">or = <text:s/>λx.λy.((x true) y)</text:p>
      <text:p text:style-name="Standard"/>
      <text:p text:style-name="Standard">implies- implies = λa.λb((false a) b)</text:p>
      <text:p text:style-name="Standard">isZero = ln.(n select-first)</text:p>
      <text:p text:style-name="Standard">predecessor = pred ln.(n select-second)</text:p>
      <text:p text:style-name="Standard">succsessor = λn.λs.((s false) n)</text:p>
      <text:p text:style-name="Standard">zero = λx.x</text:p>
      <text:p text:style-name="Standard">one = (λn.λs.((s false) n) λx.x)</text:p>
      <text:p text:style-name="Standard"><text:tab/>(λs.((s false) λx.x)</text:p>
      <text:p text:style-name="Standard">two = ((succ succ) 0)</text:p>
      <text:p text:style-name="Standard"><text:tab/>(λn.λs.((s false) n) λs.((s false) λx.x))</text:p>
      <text:p text:style-name="Standard"><text:tab/>λs.((s false) λs.((s false) λx.x)))</text:p>
      <text:p text:style-name="Standard"/>
      <text:p text:style-name="Standard">addition = f x y</text:p>
      <text:p text:style-name="Standard"><text:tab/>if iszero y</text:p>
      <text:p text:style-name="Standard"><text:tab/><text:tab/>then x</text:p>
      <text:p text:style-name="Standard"><text:tab/>else</text:p>
      <text:p text:style-name="Standard"><text:tab/><text:tab/>add f (succ x) (pred y)</text:p>
      <text:p text:style-name="Standard">multiplication = f x y if(iszero y)</text:p>
      <text:p text:style-name="Standard"><text:tab/>zero</text:p>
      <text:p text:style-name="Standard"><text:tab/>else add x (f x (pred y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WenQuanYi Zen Hei Sharp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Liberation Sans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Dan Scarafoni</meta:initial-creator>
    <meta:creation-date>2012-11-19T13:19:00Z</meta:creation-date>
    <dc:date>2012-11-20T13:34:22</dc:date>
    <meta:editing-cycles>2</meta:editing-cycles>
    <meta:editing-duration>PT5H59M</meta:editing-duration>
    <meta:document-statistic meta:table-count="0" meta:image-count="0" meta:object-count="0" meta:page-count="1" meta:paragraph-count="40" meta:word-count="226" meta:character-count="1364" meta:non-whitespace-character-count="1153"/>
    <meta:template xlink:type="simple" xlink:actuate="onRequest" xlink:title="" xlink:href="Normal"/>
  </office:meta>
</office:document-meta>
</file>